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ingBuffer.get( final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ingBuff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ingBuffer.decorate( Buffer buffer , long 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ingBuffer.decorate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ingBuffer.Blocking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ingBuff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ingBuffer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ingBuffer.g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lockingBuffer.remove( final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ingBuffer.BlockingBuffer( Buffer buffer , long timeout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